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center" style:justify-single-word="false"/>
      <style:text-properties officeooo:paragraph-rsid="00119d5a"/>
    </style:style>
    <style:style style:name="P2" style:family="paragraph" style:parent-style-name="Standard">
      <style:paragraph-properties fo:text-align="start" style:justify-single-word="false"/>
      <style:text-properties officeooo:paragraph-rsid="00181e18"/>
    </style:style>
    <style:style style:name="P3" style:family="paragraph" style:parent-style-name="Standard">
      <style:paragraph-properties fo:text-align="start" style:justify-single-word="false"/>
      <style:text-properties officeooo:paragraph-rsid="001ae65d"/>
    </style:style>
    <style:style style:name="P4" style:family="paragraph" style:parent-style-name="Standard">
      <style:paragraph-properties fo:text-align="start" style:justify-single-word="false"/>
      <style:text-properties officeooo:paragraph-rsid="001bd783"/>
    </style:style>
    <style:style style:name="P5" style:family="paragraph" style:parent-style-name="Standard">
      <style:paragraph-properties fo:text-align="start" style:justify-single-word="false"/>
      <style:text-properties officeooo:paragraph-rsid="00386ebe"/>
    </style:style>
    <style:style style:name="P6" style:family="paragraph" style:parent-style-name="Standard">
      <style:paragraph-properties fo:text-align="start" style:justify-single-word="false"/>
      <style:text-properties style:text-underline-style="solid" style:text-underline-width="auto" style:text-underline-color="font-color" officeooo:paragraph-rsid="001e9914"/>
    </style:style>
    <style:style style:name="P7" style:family="paragraph" style:parent-style-name="Standard">
      <style:paragraph-properties fo:text-align="start" style:justify-single-word="false"/>
      <style:text-properties style:text-underline-style="solid" style:text-underline-width="auto" style:text-underline-color="font-color" officeooo:paragraph-rsid="00204271"/>
    </style:style>
    <style:style style:name="P8" style:family="paragraph" style:parent-style-name="Standard">
      <style:paragraph-properties fo:text-align="start" style:justify-single-word="false"/>
      <style:text-properties style:text-underline-style="solid" style:text-underline-width="auto" style:text-underline-color="font-color" officeooo:paragraph-rsid="00255d62"/>
    </style:style>
    <style:style style:name="P9" style:family="paragraph" style:parent-style-name="Standard">
      <style:paragraph-properties fo:text-align="start" style:justify-single-word="false"/>
      <style:text-properties style:text-underline-style="solid" style:text-underline-width="auto" style:text-underline-color="font-color" officeooo:paragraph-rsid="00263a3d"/>
    </style:style>
    <style:style style:name="P10" style:family="paragraph" style:parent-style-name="Standard">
      <style:paragraph-properties fo:text-align="start" style:justify-single-word="false"/>
      <style:text-properties style:text-underline-style="solid" style:text-underline-width="auto" style:text-underline-color="font-color" officeooo:paragraph-rsid="00295699"/>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37647b"/>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3bbf95"/>
    </style:style>
    <style:style style:name="P13" style:family="paragraph" style:parent-style-name="Standard">
      <style:paragraph-properties fo:text-align="start" style:justify-single-word="false"/>
      <style:text-properties style:text-underline-style="solid" style:text-underline-width="auto" style:text-underline-color="font-color" officeooo:paragraph-rsid="003d5996"/>
    </style:style>
    <style:style style:name="P14" style:family="paragraph" style:parent-style-name="Standard">
      <style:paragraph-properties fo:text-align="start" style:justify-single-word="false"/>
      <style:text-properties style:text-underline-style="none" officeooo:paragraph-rsid="002cf935"/>
    </style:style>
    <style:style style:name="P15" style:family="paragraph" style:parent-style-name="Standard" style:master-page-name="Standard">
      <style:paragraph-properties fo:text-align="start" style:justify-single-word="false" style:page-number="auto"/>
      <style:text-properties officeooo:paragraph-rsid="0012b1a9"/>
    </style:style>
    <style:style style:name="P16" style:family="paragraph" style:parent-style-name="Standard">
      <style:paragraph-properties fo:text-align="start" style:justify-single-word="false"/>
      <style:text-properties officeooo:rsid="0012b1a9" officeooo:paragraph-rsid="0012b1a9"/>
    </style:style>
    <style:style style:name="P17" style:family="paragraph" style:parent-style-name="Standard">
      <style:paragraph-properties fo:text-align="center" style:justify-single-word="false"/>
      <style:text-properties officeooo:rsid="00119d5a" officeooo:paragraph-rsid="00119d5a"/>
    </style:style>
    <style:style style:name="P18" style:family="paragraph" style:parent-style-name="Standard">
      <style:paragraph-properties fo:text-align="start" style:justify-single-word="false"/>
      <style:text-properties officeooo:rsid="00119d5a" officeooo:paragraph-rsid="00119d5a"/>
    </style:style>
    <style:style style:name="P19" style:family="paragraph" style:parent-style-name="Standard">
      <style:paragraph-properties fo:text-align="start" style:justify-single-word="false"/>
      <style:text-properties officeooo:rsid="0014ac0b" officeooo:paragraph-rsid="0014ac0b"/>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14ac0b" officeooo:paragraph-rsid="0014ac0b" style:font-weight-asian="bold" style:font-weight-complex="bold"/>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3a5232" officeooo:paragraph-rsid="003a5232" style:font-weight-asian="bold" style:font-weight-complex="bold"/>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officeooo:rsid="003a5232" officeooo:paragraph-rsid="004ca6f4"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officeooo:rsid="001e9914" officeooo:paragraph-rsid="001e9914"/>
    </style:style>
    <style:style style:name="P24" style:family="paragraph" style:parent-style-name="Standard">
      <style:paragraph-properties fo:text-align="start" style:justify-single-word="false"/>
      <style:text-properties officeooo:rsid="001ae65d" officeooo:paragraph-rsid="001ae65d"/>
    </style:style>
    <style:style style:name="P25" style:family="paragraph" style:parent-style-name="Standard">
      <style:paragraph-properties fo:text-align="start" style:justify-single-word="false"/>
      <style:text-properties officeooo:rsid="001b8f92" officeooo:paragraph-rsid="001b8f92"/>
    </style:style>
    <style:style style:name="P26" style:family="paragraph" style:parent-style-name="Standard">
      <style:paragraph-properties fo:text-align="start" style:justify-single-word="false"/>
      <style:text-properties fo:font-style="normal" style:text-underline-style="none" officeooo:rsid="001eb370" officeooo:paragraph-rsid="001e9914" style:font-style-asian="normal" style:font-style-complex="normal"/>
    </style:style>
    <style:style style:name="P27" style:family="paragraph" style:parent-style-name="Standard">
      <style:paragraph-properties fo:text-align="start" style:justify-single-word="false"/>
      <style:text-properties style:text-underline-style="none" officeooo:rsid="001e9914" officeooo:paragraph-rsid="001e9914"/>
    </style:style>
    <style:style style:name="P28" style:family="paragraph" style:parent-style-name="Standard">
      <style:paragraph-properties fo:text-align="start" style:justify-single-word="false"/>
      <style:text-properties style:text-underline-style="none" officeooo:rsid="00291146" officeooo:paragraph-rsid="00255d62"/>
    </style:style>
    <style:style style:name="P29" style:family="paragraph" style:parent-style-name="Standard">
      <style:paragraph-properties fo:text-align="start" style:justify-single-word="false"/>
      <style:text-properties style:text-underline-style="none" fo:font-weight="normal" officeooo:rsid="002a27ba" officeooo:paragraph-rsid="00295699"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bcc04" officeooo:paragraph-rsid="002bcc04"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343151" officeooo:paragraph-rsid="00343151"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344fe7" officeooo:paragraph-rsid="00344fe7"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35ac06" officeooo:paragraph-rsid="0035ac06"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41153b" officeooo:paragraph-rsid="003a5232"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423c55" officeooo:paragraph-rsid="00423c55"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44da55" officeooo:paragraph-rsid="004bbf84"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454d0e" officeooo:paragraph-rsid="00454d0e"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4ca6f4" officeooo:paragraph-rsid="004ca6f4" style:font-weight-asian="normal" style:font-weight-complex="normal"/>
    </style:style>
    <style:style style:name="P39" style:family="paragraph" style:parent-style-name="Standard">
      <style:paragraph-properties fo:text-align="start" style:justify-single-word="false"/>
      <style:text-properties fo:font-size="14pt" style:text-underline-style="solid" style:text-underline-width="auto" style:text-underline-color="font-color" fo:font-weight="bold" officeooo:rsid="00343151" officeooo:paragraph-rsid="00343151" style:font-size-asian="14pt" style:font-weight-asian="bold" style:font-size-complex="14pt" style:font-weight-complex="bold"/>
    </style:style>
    <style:style style:name="P40" style:family="paragraph" style:parent-style-name="Table_20_Contents">
      <style:paragraph-properties fo:text-align="start" style:justify-single-word="false"/>
      <style:text-properties fo:font-style="normal" style:text-underline-style="solid" style:text-underline-width="auto" style:text-underline-color="font-color" fo:font-weight="bold" officeooo:rsid="0035ac06" officeooo:paragraph-rsid="0035ac06" style:font-style-asian="normal" style:font-weight-asian="bold" style:font-style-complex="normal" style:font-weight-complex="bold"/>
    </style:style>
    <style:style style:name="P41" style:family="paragraph" style:parent-style-name="Table_20_Contents">
      <style:paragraph-properties fo:text-align="start" style:justify-single-word="false"/>
      <style:text-properties style:text-underline-style="none" fo:font-weight="normal" officeooo:rsid="0035ac06" officeooo:paragraph-rsid="0035ac06" style:font-weight-asian="normal" style:font-weight-complex="normal"/>
    </style:style>
    <style:style style:name="T1" style:family="text">
      <style:text-properties officeooo:rsid="00119d5a"/>
    </style:style>
    <style:style style:name="T2" style:family="text">
      <style:text-properties officeooo:rsid="0012b1a9"/>
    </style:style>
    <style:style style:name="T3" style:family="text">
      <style:text-properties officeooo:rsid="00181e18"/>
    </style:style>
    <style:style style:name="T4" style:family="text">
      <style:text-properties officeooo:rsid="001ae65d"/>
    </style:style>
    <style:style style:name="T5" style:family="text">
      <style:text-properties officeooo:rsid="001bd783"/>
    </style:style>
    <style:style style:name="T6" style:family="text">
      <style:text-properties style:text-underline-style="solid" style:text-underline-width="auto" style:text-underline-color="font-color" officeooo:rsid="001bd783"/>
    </style:style>
    <style:style style:name="T7" style:family="text">
      <style:text-properties style:text-underline-style="solid" style:text-underline-width="auto" style:text-underline-color="font-color" officeooo:rsid="002bcc04"/>
    </style:style>
    <style:style style:name="T8" style:family="text">
      <style:text-properties officeooo:rsid="001e9914"/>
    </style:style>
    <style:style style:name="T9" style:family="text">
      <style:text-properties style:text-underline-style="none" officeooo:rsid="0022675e"/>
    </style:style>
    <style:style style:name="T10" style:family="text">
      <style:text-properties style:text-underline-style="none" officeooo:rsid="00239aec"/>
    </style:style>
    <style:style style:name="T11" style:family="text">
      <style:text-properties style:text-underline-style="none" officeooo:rsid="00263a3d"/>
    </style:style>
    <style:style style:name="T12" style:family="text">
      <style:text-properties style:text-underline-style="none" officeooo:rsid="002783c2"/>
    </style:style>
    <style:style style:name="T13" style:family="text">
      <style:text-properties style:text-underline-style="none" officeooo:rsid="00291146"/>
    </style:style>
    <style:style style:name="T14" style:family="text">
      <style:text-properties style:text-underline-style="none" fo:font-weight="bold" officeooo:rsid="002783c2" style:font-weight-asian="bold" style:font-weight-complex="bold"/>
    </style:style>
    <style:style style:name="T15" style:family="text">
      <style:text-properties style:text-underline-style="none" fo:font-weight="bold" officeooo:rsid="002a27ba" style:font-weight-asian="bold" style:font-weight-complex="bold"/>
    </style:style>
    <style:style style:name="T16" style:family="text">
      <style:text-properties style:text-underline-style="none" officeooo:rsid="0029cc23"/>
    </style:style>
    <style:style style:name="T17" style:family="text">
      <style:text-properties style:text-underline-style="none" officeooo:rsid="002a27ba"/>
    </style:style>
    <style:style style:name="T18" style:family="text">
      <style:text-properties style:text-underline-style="none" fo:font-weight="normal" officeooo:rsid="002a27ba" style:font-weight-asian="normal" style:font-weight-complex="normal"/>
    </style:style>
    <style:style style:name="T19" style:family="text">
      <style:text-properties style:text-underline-style="none" fo:font-weight="normal" officeooo:rsid="0035ac06" style:font-weight-asian="normal" style:font-weight-complex="normal"/>
    </style:style>
    <style:style style:name="T20" style:family="text">
      <style:text-properties style:text-underline-style="none" fo:font-weight="normal" officeooo:rsid="0037647b" style:font-weight-asian="normal" style:font-weight-complex="normal"/>
    </style:style>
    <style:style style:name="T21" style:family="text">
      <style:text-properties style:text-underline-style="none" fo:font-weight="normal" officeooo:rsid="00386712" style:font-weight-asian="normal" style:font-weight-complex="normal"/>
    </style:style>
    <style:style style:name="T22" style:family="text">
      <style:text-properties style:text-underline-style="none" fo:font-weight="normal" officeooo:rsid="00386ebe" style:font-weight-asian="normal" style:font-weight-complex="normal"/>
    </style:style>
    <style:style style:name="T23" style:family="text">
      <style:text-properties style:text-underline-style="none" fo:font-weight="normal" officeooo:rsid="003bbf95" style:font-weight-asian="normal" style:font-weight-complex="normal"/>
    </style:style>
    <style:style style:name="T24" style:family="text">
      <style:text-properties style:text-underline-style="none" fo:font-weight="normal" officeooo:rsid="003cb786" style:font-weight-asian="normal" style:font-weight-complex="normal"/>
    </style:style>
    <style:style style:name="T25" style:family="text">
      <style:text-properties style:text-underline-style="none" fo:font-weight="normal" officeooo:rsid="003d5996" style:font-weight-asian="normal" style:font-weight-complex="normal"/>
    </style:style>
    <style:style style:name="T26" style:family="text">
      <style:text-properties style:text-underline-style="none" fo:font-weight="normal" officeooo:rsid="003dbff4" style:font-weight-asian="normal" style:font-weight-complex="normal"/>
    </style:style>
    <style:style style:name="T27" style:family="text">
      <style:text-properties style:text-underline-style="none" fo:font-weight="normal" officeooo:rsid="003f74b8" style:font-weight-asian="normal" style:font-weight-complex="normal"/>
    </style:style>
    <style:style style:name="T28" style:family="text">
      <style:text-properties style:text-underline-style="none" fo:font-weight="normal" officeooo:rsid="004a4f47" style:font-weight-asian="normal" style:font-weight-complex="normal"/>
    </style:style>
    <style:style style:name="T29" style:family="text">
      <style:text-properties style:text-underline-style="none" officeooo:rsid="00494f29"/>
    </style:style>
    <style:style style:name="T30" style:family="text">
      <style:text-properties fo:font-style="normal" officeooo:rsid="00204271" style:font-style-asian="normal" style:font-style-complex="normal"/>
    </style:style>
    <style:style style:name="T31" style:family="text">
      <style:text-properties fo:font-style="normal" style:text-underline-style="none" officeooo:rsid="001e9914" style:font-style-asian="normal" style:font-style-complex="normal"/>
    </style:style>
    <style:style style:name="T32" style:family="text">
      <style:text-properties fo:font-style="normal" style:text-underline-style="none" officeooo:rsid="001eb370" style:font-style-asian="normal" style:font-style-complex="normal"/>
    </style:style>
    <style:style style:name="T33" style:family="text">
      <style:text-properties fo:font-style="normal" style:text-underline-style="none" officeooo:rsid="00204271" style:font-style-asian="normal" style:font-style-complex="normal"/>
    </style:style>
    <style:style style:name="T34" style:family="text">
      <style:text-properties fo:font-style="normal" style:text-underline-style="none" officeooo:rsid="00215b69" style:font-style-asian="normal" style:font-style-complex="normal"/>
    </style:style>
    <style:style style:name="T35" style:family="text">
      <style:text-properties fo:font-style="normal" style:text-underline-style="none" officeooo:rsid="0022675e" style:font-style-asian="normal" style:font-style-complex="normal"/>
    </style:style>
    <style:style style:name="T36" style:family="text">
      <style:text-properties fo:font-style="normal" style:text-underline-style="none" officeooo:rsid="00494f29" style:font-style-asian="normal" style:font-style-complex="normal"/>
    </style:style>
    <style:style style:name="T37" style:family="text">
      <style:text-properties fo:font-style="normal" style:text-underline-style="none" fo:font-weight="bold" officeooo:rsid="0022675e" style:font-style-asian="normal" style:font-weight-asian="bold" style:font-style-complex="normal" style:font-weight-complex="bold"/>
    </style:style>
    <style:style style:name="T38" style:family="text">
      <style:text-properties fo:font-style="normal" style:text-underline-style="none" fo:font-weight="bold" officeooo:rsid="001eb370" style:font-style-asian="normal" style:font-weight-asian="bold" style:font-style-complex="normal" style:font-weight-complex="bold"/>
    </style:style>
    <style:style style:name="T39" style:family="text">
      <style:text-properties officeooo:rsid="0022675e"/>
    </style:style>
    <style:style style:name="T40" style:family="text">
      <style:text-properties officeooo:rsid="00255d62"/>
    </style:style>
    <style:style style:name="T41" style:family="text">
      <style:text-properties fo:font-weight="bold" officeooo:rsid="002bcc04" style:font-weight-asian="bold" style:font-weight-complex="bold"/>
    </style:style>
    <style:style style:name="T42" style:family="text">
      <style:text-properties officeooo:rsid="00295699"/>
    </style:style>
    <style:style style:name="T43" style:family="text">
      <style:text-properties officeooo:rsid="002bcc04"/>
    </style:style>
    <style:style style:name="T44" style:family="text">
      <style:text-properties officeooo:rsid="004a4f47"/>
    </style:style>
    <style:style style:name="T45" style:family="text">
      <style:text-properties officeooo:rsid="004afea9"/>
    </style:style>
    <style:style style:name="T46" style:family="text">
      <style:text-properties officeooo:rsid="004bbf84"/>
    </style:style>
    <style:style style:name="T47" style:family="text">
      <style:text-properties officeooo:rsid="004ca6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Gradaive Matthias<text:tab/><text:tab/><text:tab/><text:tab/><text:tab/><text:tab/><text:tab/><text:tab/>Groupe 2.1 GL<text:tab/></text:span></text:p>
      <text:p text:style-name="P16">Chiquet Romain<text:tab/><text:tab/><text:tab/><text:tab/><text:tab/><text:tab/><text:tab/><text:tab/></text:p>
      <text:p text:style-name="P17"/>
      <table:table table:name="Tableau1" table:style-name="Tableau1">
        <table:table-column table:style-name="Tableau1.A"/>
        <table:table-row>
          <table:table-cell table:style-name="Tableau1.A1" office:value-type="string">
            <text:p text:style-name="P1"><text:span text:style-name="T1">Compte rendu TP Supermaché</text:span></text:p>
          </table:table-cell>
        </table:table-row>
      </table:table>
      <text:p text:style-name="P17"/>
      <text:p text:style-name="P17"/>
      <text:p text:style-name="P19">Le but de ce TP était de simuler le fonctionnement d'un supermarché. Dans ce supermarché on peut distinguer différents: acteurs les clients, l'employé de caisse ainsi que le chef de rayon. Ces différents acteurs intéragissent avec des éléments du supermarché. Ces éléments sont les chariots, les rayons qui contiennent les différent articles vendus ainsi que la caisse.</text:p>
      <text:p text:style-name="P18"/>
      <text:p text:style-name="P20">Présentation des classes du projet:</text:p>
      <text:p text:style-name="P19"/>
      <text:p text:style-name="P19"/>
      <text:p text:style-name="P2"><text:span text:style-name="T3">Dans ce projet nous representeront les différents acteurs et éléments du supermarché dans des classes. Les méthodes de ces classes representent les actions réalisables par les acteurs. </text:span></text:p>
      <text:p text:style-name="P3"><text:span text:style-name="T4">Afin de simuler le fonctionnement d'un supermarché, certaines classes seront des threads et d'autres assureront la synchronisation entre ces threads.</text:span></text:p>
      <text:p text:style-name="P24"/>
      <text:p text:style-name="P25">Les objets qui sont des Threads sont les instances des classes Client, ChefRayon, Employe</text:p>
      <text:p text:style-name="P25"/>
      <text:p text:style-name="P4"><text:span text:style-name="T6">Classe Supermarche</text:span><text:span text:style-name="T5">: contient toutes les constantes relatives au fonctionnement du supermarché (nombre de rayon, nombre de chariot). Cette classe initialise les différents objets du supermarché.</text:span></text:p>
      <text:p text:style-name="P25"/>
      <text:p text:style-name="P6"><text:span text:style-name="T8">Classe Client:</text:span><text:span text:style-name="T31"> </text:span><text:span text:style-name="T32">contient les informations relatives au client un identifiant ainsi qu'une liste de course </text:span><text:span text:style-name="T36">générée aléatoirement</text:span><text:span text:style-name="T32">. Les instances de cette classe sont des </text:span><text:span text:style-name="T38">Threads</text:span><text:span text:style-name="T32">.</text:span></text:p>
      <text:p text:style-name="P26"/>
      <text:p text:style-name="P7"><text:span text:style-name="T30">Classe ChefRayon</text:span><text:span text:style-name="T33">: </text:span><text:span text:style-name="T34">contient les informations relatives au chef de rayon, une liste de rayon qu'il aura besoin de parcourir. </text:span><text:span text:style-name="T35">Les instances de cette classe sont des </text:span><text:span text:style-name="T37">Threads</text:span><text:span text:style-name="T35">. Ce Thread est plus précisement définit comme étant un daemon </text:span><text:span text:style-name="T36">(il s'arrêtera quand tous les autres threads seront terminés)</text:span><text:span text:style-name="T35">. </text:span></text:p>
      <text:p text:style-name="P23"/>
      <text:p text:style-name="P9"><text:span text:style-name="T39">Classe Employe:</text:span><text:span text:style-name="T9"> contient les informations relatives a l'employ</text:span><text:span text:style-name="T29">é</text:span><text:span text:style-name="T9"> de caisse, </text:span><text:span text:style-name="T10">ainsi que le déroulement d'un cycle pour un employé de caisse.</text:span><text:span text:style-name="T9"> </text:span><text:span text:style-name="T10">Cette classe a un accès à la classe </text:span><text:span text:style-name="T29">Caisse</text:span><text:span text:style-name="T10">. </text:span><text:span text:style-name="T35">Les instances de cette classe sont des </text:span><text:span text:style-name="T37">Threads</text:span><text:span text:style-name="T35">.</text:span></text:p>
      <text:p text:style-name="P23"/>
      <text:p text:style-name="P14"><text:span text:style-name="T7">Classe FileChariot</text:span><text:span text:style-name="T43">: Cette classe représente les chariot qui sont utilisés par les clients, elle représente un </text:span><text:span text:style-name="T41">objet partagé</text:span><text:span text:style-name="T43">. Chaque client prend un chariot avant d'aller faire ses courses. </text:span></text:p>
      <text:p text:style-name="P27"/>
      <text:p text:style-name="P8"><text:span text:style-name="T40">Classe Rayon:</text:span><text:span text:style-name="T11"> </text:span><text:span text:style-name="T12">Cette classe représente un </text:span><text:span text:style-name="T14">objet partagé</text:span><text:span text:style-name="T12">. </text:span><text:span text:style-name="T13">L'objet </text:span><text:span text:style-name="T16">rayon</text:span><text:span text:style-name="T13">, a besoin d'être accédé par les instances de Client et de ChefRayon.</text:span></text:p>
      <text:p text:style-name="P28"/>
      <text:p text:style-name="P10"><text:span text:style-name="T42">Classe Caisse</text:span><text:span text:style-name="T17">: Cette classe représente un </text:span><text:span text:style-name="T15">objet partagé. </text:span><text:span text:style-name="T18">Cette classe représente le tapis de caisse. Cet objet est utilisé par les clients ainsi que par l'employé de caisse.</text:span></text:p>
      <text:p text:style-name="P29"/>
      <text:p text:style-name="P30"/>
      <text:p text:style-name="P30"/>
      <text:p text:style-name="P30"/>
      <text:p text:style-name="P30"/>
      <text:p text:style-name="P30"/>
      <text:p text:style-name="P30"/>
      <text:p text:style-name="P30"/>
      <text:p text:style-name="P30"/>
      <text:p text:style-name="P39"><text:soft-page-break/>Motifs d'exclusions:</text:p>
      <text:p text:style-name="P31"/>
      <text:p text:style-name="P32">Du faite de la concurence entre les différents Threads des motifs d'exclusions apparaissent.</text:p>
      <text:p text:style-name="P32"/>
      <text:p text:style-name="P40">La file de chariot et les clients:</text:p>
      <text:p text:style-name="P40"/>
      <text:p text:style-name="P41">Un certain nombre de chariot est disponible dans le supermarché. Si le nombre de client est supérieur à ce nombre de chariots alors il <text:span text:style-name="T44">peut</text:span> y a<text:span text:style-name="T44">voir</text:span> un problème de disponibilité. </text:p>
      <text:p text:style-name="P32"/>
      <text:p text:style-name="P11"><text:span text:style-name="T20">Lorsqu'un client essaye de prendre </text:span><text:span text:style-name="T21">un chariot</text:span><text:span text:style-name="T20">, il faut vérifier si il y </text:span><text:span text:style-name="T21">en</text:span><text:span text:style-name="T20"> a suffisement, </text:span><text:span text:style-name="T21">d</text:span><text:span text:style-name="T20">ans le cas présent au moins un. </text:span></text:p>
      <text:p text:style-name="P5"><text:span text:style-name="T22">La classe FileChariot fourni deux méthodes d'accès aux chariots, prendreChariot() et remettreChariot(). Ces deux méthodes sont synchronized</text:span><text:span text:style-name="T19">. </text:span></text:p>
      <text:p text:style-name="P33"/>
      <text:p text:style-name="P21">Les rayons, les clients <text:span text:style-name="T46">et le Chef De Rayon</text:span>:</text:p>
      <text:p text:style-name="P21"/>
      <text:p text:style-name="P12"><text:span text:style-name="T23">Le</text:span><text:span text:style-name="T28">s</text:span><text:span text:style-name="T23"> client</text:span><text:span text:style-name="T28">s</text:span><text:span text:style-name="T23"> du supermarché se déplacent de rayon en rayon afin de prendre le nombre d'article indiqué dans leur liste. </text:span><text:span text:style-name="T24">Pour que le client puisse prendre le bon nombre d'article, il faut que ceux-ci soient disponibles (problèmatique semblable </text:span><text:span text:style-name="T28">à </text:span><text:span text:style-name="T24">la file de chariot </text:span><text:span text:style-name="T28">avec</text:span><text:span text:style-name="T24"> les clients). </text:span><text:span text:style-name="T26">Deux clients ne peuvent pas prendre le même article </text:span><text:span text:style-name="T28">en même temps</text:span><text:span text:style-name="T26">.</text:span></text:p>
      <text:p text:style-name="P13"><text:span text:style-name="T25">Si un article n'est pas disponible le client se met en attente, </text:span><text:span text:style-name="T27">le chef de rayon a pour mission de recharger le contenu des rayons</text:span><text:span text:style-name="T25">. </text:span></text:p>
      <text:p text:style-name="P34"/>
      <text:p text:style-name="P36">Le chef de rayon tout comme les client<text:span text:style-name="T45">s</text:span> doit agir sur le contenu des rayons. Il doit recharger leurs contenu<text:span text:style-name="T45">s</text:span>. Le chef de rayon ne peut pas agir sur le même article d'un rayon en même temps qu'un client <text:span text:style-name="T45">(prise de produit et mise en rayon sont mutuellement exlcus)</text:span>.</text:p>
      <text:p text:style-name="P36"/>
      <text:p text:style-name="P35">Ces méthodes sont miseEnRayon() et priseArticle(), elles sont syncronized.</text:p>
      <text:p text:style-name="P37"/>
      <text:p text:style-name="P22">Les <text:span text:style-name="T47">clients et la caisse</text:span>:</text:p>
      <text:p text:style-name="P22"/>
      <text:p text:style-name="P38">Il ne peut y avoir qu'un seul client à un moment donné qui dépose ses articles sur le tapis.</text:p>
      <text:p text:style-name="P38">On utilise un sémaphore binaire (mutex), afin de n'autoriser qu'un seul client à la fois.</text:p>
      <text:p text:style-name="P38">La prise du sémaphore se fait lors de l'arrivée en caisse. La libération se fait après le paiement.</text:p>
      <text:p text:style-name="P38"/>
      <text:p text:style-name="P38">Le dépôt et la prise de produit sur le tapis sont mutuellement exlus afin d'assurer le bon fonctionnement du buffer circulaire.</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1:13:51.290960445</meta:creation-date>
    <meta:editing-duration>PT25M12S</meta:editing-duration>
    <meta:editing-cycles>6</meta:editing-cycles>
    <meta:generator>LibreOffice/4.2.7.2$Linux_X86_64 LibreOffice_project/420m0$Build-2</meta:generator>
    <dc:date>2014-11-26T11:51:22.386999793</dc:date>
    <dc:creator>Matthias </dc:creator>
    <meta:document-statistic meta:table-count="1" meta:image-count="0" meta:object-count="0" meta:page-count="2" meta:paragraph-count="31" meta:word-count="667" meta:character-count="4188" meta:non-whitespace-character-count="3529"/>
    <meta:user-defined meta:name="Info 1"/>
    <meta:user-defined meta:name="Info 2"/>
    <meta:user-defined meta:name="Info 3"/>
    <meta:user-defined meta:name="Info 4"/>
  </office:meta>
</office:document-meta>
</file>